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lan <text:tab/></text:p>
          </draw:text-box>
        </draw:frame>
        <draw:frame presentation:style-name="pr2" draw:text-style-name="P1" draw:layer="layout" svg:width="24.639cm" svg:height="13.927cm" svg:x="1.4cm" svg:y="4.04cm" presentation:class="subtitle" presentation:user-transformed="true">
          <draw:text-box>
            <text:list text:style-name="L2">
              <text:list-item>
                <text:p text:style-name="P1">Analyse</text:p>
                <text:list>
                  <text:list-item>
                    <text:p text:style-name="P1"><text:s/>Définition</text:p>
                  </text:list-item>
                  <text:list-item>
                    <text:p text:style-name="P1"><text:s/>Sémantique (relation entre les termes)</text:p>
                  </text:list-item>
                </text:list>
              </text:list-item>
              <text:list-item>
                <text:p text:style-name="P1">Conception</text:p>
                <text:list>
                  <text:list-item>
                    <text:p text:style-name="P1">UML</text:p>
                  </text:list-item>
                  <text:list-item>
                    <text:p text:style-name="P1">Use-Case</text:p>
                  </text:list-item>
                  <text:list-item>
                    <text:p text:style-name="P1">Architecture site</text:p>
                  </text:list-item>
                </text:list>
              </text:list-item>
              <text:list-item>
                <text:p text:style-name="P1">Réalisation</text:p>
                <text:list>
                  <text:list-item>
                    <text:p text:style-name="P1">Bdd</text:p>
                  </text:list-item>
                  <text:list-item>
                    <text:p text:style-name="P1">Site</text:p>
                  </text:list-item>
                </text:list>
              </text:list-item>
              <text:list-item>
                <text:p text:style-name="P1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k </meta:initial-creator>
    <meta:creation-date>2013-01-15T14:58:53</meta:creation-date>
    <dc:date>2013-01-15T15:04:42</dc:date>
    <dc:creator>franck </dc:creator>
    <meta:editing-duration>PT8S</meta:editing-duration>
    <meta:editing-cycles>2</meta:editing-cycles>
    <meta:generator>LibreOffice/3.5$Linux_x86 LibreOffice_project/350m1$Build-2</meta:generator>
    <meta:document-statistic meta:object-count="25"/>
  </office:meta>
</office:document-meta>
</file>